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dobe Arabic" svg:font-family="'Adobe Arabic'" style:font-pitch="variable"/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03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4.126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venir"/>
    </style:style>
    <style:style style:name="ce2" style:family="table-cell" style:parent-style-name="Excel_20_Built-in_20_Normal">
      <style:text-properties style:font-name="Adobe Arabic"/>
    </style:style>
    <style:style style:name="ce3" style:family="table-cell" style:parent-style-name="Default">
      <style:text-properties style:font-name="Avenir"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ext-properties style:font-name="Avenir" fo:font-style="italic" style:font-style-asian="italic" style:font-style-complex="italic"/>
    </style:style>
  </office:automatic-styles>
  <office:body>
    <office:spreadsheet>
      <table:table table:name="Tabelle1" table:style-name="ta1" table:print="false">
        <table:table-column table:style-name="co3" table:number-columns-repeated="2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7" table:default-cell-style-name="ce1"/>
        <table:table-row table:style-name="ro1">
          <table:table-cell table:number-columns-repeated="2"/>
          <table:table-cell office:value-type="string">
            <text:p>Montag</text:p>
          </table:table-cell>
          <table:table-cell office:value-type="string">
            <text:p>Dienstag</text:p>
          </table:table-cell>
          <table:table-cell office:value-type="string">
            <text:p>Mittwoch</text:p>
          </table:table-cell>
          <table:table-cell office:value-type="string">
            <text:p>Donnerstag</text:p>
          </table:table-cell>
          <table:table-cell office:value-type="string">
            <text:p>Freitag</text:p>
          </table:table-cell>
          <table:table-cell office:value-type="string">
            <text:p>Samstag</text:p>
          </table:table-cell>
          <table:table-cell office:value-type="string">
            <text:p>Sonntag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string">
            <text:p>Rezeptur B</text:p>
          </table:table-cell>
          <table:table-cell table:number-columns-repeated="2" office:value-type="string">
            <text:p>Rezeptur C</text:p>
          </table:table-cell>
          <table:table-cell table:number-columns-repeated="2" office:value-type="string">
            <text:p>Rezeptur A</text:p>
          </table:table-cell>
          <table:table-cell office:value-type="string">
            <text:p>Rezeptur B</text:p>
          </table:table-cell>
          <table:table-cell table:number-columns-repeated="1015"/>
        </table:table-row>
        <table:table-row table:style-name="ro1">
          <table:table-cell office:value-type="string">
            <text:p>Durchsatz</text:p>
          </table:table-cell>
          <table:table-cell office:value-type="string">
            <text:p>kg/h</text:p>
          </table:table-cell>
          <table:table-cell table:number-columns-repeated="2" office:value-type="float" office:value="2600">
            <text:p>2600</text:p>
          </table:table-cell>
          <table:table-cell table:number-columns-repeated="2" office:value-type="float" office:value="3000">
            <text:p>3000</text:p>
          </table:table-cell>
          <table:table-cell table:number-columns-repeated="2" office:value-type="float" office:value="2500">
            <text:p>2500</text:p>
          </table:table-cell>
          <table:table-cell office:value-type="float" office:value="2600">
            <text:p>2600</text:p>
          </table:table-cell>
          <table:table-cell table:number-columns-repeated="1015"/>
        </table:table-row>
        <table:table-row table:style-name="ro1">
          <table:table-cell office:value-type="string">
            <text:p>Energieverbrauch</text:p>
          </table:table-cell>
          <table:table-cell office:value-type="string">
            <text:p>kWh/h</text:p>
          </table:table-cell>
          <table:table-cell table:number-columns-repeated="2" office:value-type="float" office:value="702">
            <text:p>702</text:p>
          </table:table-cell>
          <table:table-cell table:number-columns-repeated="2" office:value-type="float" office:value="900">
            <text:p>900</text:p>
          </table:table-cell>
          <table:table-cell table:number-columns-repeated="2" office:value-type="float" office:value="675">
            <text:p>675</text:p>
          </table:table-cell>
          <table:table-cell office:value-type="float" office:value="702">
            <text:p>702</text:p>
          </table:table-cell>
          <table:table-cell table:number-columns-repeated="1015"/>
        </table:table-row>
        <table:table-row table:style-name="ro1">
          <table:table-cell office:value-type="string">
            <text:p>Drehmoment</text:p>
          </table:table-cell>
          <table:table-cell office:value-type="string">
            <text:p>%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float" office:value="50">
            <text:p>50</text:p>
          </table:table-cell>
          <table:table-cell office:value-type="float" office:value="40">
            <text:p>40</text:p>
          </table:table-cell>
          <table:table-cell table:number-columns-repeated="1015"/>
        </table:table-row>
        <table:table-row table:style-name="ro1">
          <table:table-cell office:value-type="string">
            <text:p>Feed Pressure</text:p>
          </table:table-cell>
          <table:table-cell office:value-type="string">
            <text:p>mBar</text:p>
          </table:table-cell>
          <table:table-cell office:value-type="string">
            <text:p>300 +- 0,5</text:p>
          </table:table-cell>
          <table:table-cell table:number-columns-repeated="1021"/>
        </table:table-row>
        <table:table-row table:style-name="ro1">
          <table:table-cell office:value-type="string">
            <text:p>Filter</text:p>
          </table:table-cell>
          <table:table-cell office:value-type="string">
            <text:p>mBar</text:p>
          </table:table-cell>
          <table:table-cell table:number-columns-repeated="2" office:value-type="string">
            <text:p>8 – 12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8 – 12</text:p>
          </table:table-cell>
          <table:table-cell table:number-columns-repeated="1015"/>
        </table:table-row>
        <table:table-row table:style-name="ro1">
          <table:table-cell office:value-type="string">
            <text:p>ATI</text:p>
          </table:table-cell>
          <table:table-cell office:value-type="string">
            <text:p>on/off</text:p>
          </table:table-cell>
          <table:table-cell table:number-columns-repeated="2" office:value-type="string">
            <text:p>0/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0/1</text:p>
          </table:table-cell>
          <table:table-cell table:number-columns-repeated="1015"/>
        </table:table-row>
        <table:table-row table:style-name="ro1">
          <table:table-cell office:value-type="string">
            <text:p>ZXD</text:p>
          </table:table-cell>
          <table:table-cell office:value-type="string">
            <text:p>rpm</text:p>
          </table:table-cell>
          <table:table-cell table:number-columns-repeated="2" office:value-type="string">
            <text:p>20-25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20-25</text:p>
          </table:table-cell>
          <table:table-cell table:number-columns-repeated="1015"/>
        </table:table-row>
        <table:table-row table:style-name="ro1">
          <table:table-cell office:value-type="string">
            <text:p>HFS</text:p>
          </table:table-cell>
          <table:table-cell office:value-type="string">
            <text:p>on/off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ZRD</text:p>
          </table:table-cell>
          <table:table-cell office:value-type="string">
            <text:p>rpm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20-2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K-ML-D5-BSP-135</text:p>
          </table:table-cell>
          <table:table-cell office:value-type="string">
            <text:p>kg/h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410">
            <text:p>1410</text:p>
          </table:table-cell>
          <table:table-cell table:number-columns-repeated="2" office:value-type="float" office:value="1675">
            <text:p>167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K-ML-D5-S60</text:p>
          </table:table-cell>
          <table:table-cell office:value-type="string">
            <text:p>kg/h</text:p>
          </table:table-cell>
          <table:table-cell table:number-columns-repeated="2" office:value-type="float" office:value="1222">
            <text:p>1222</text:p>
          </table:table-cell>
          <table:table-cell table:number-columns-repeated="4" office:value-type="float" office:value="0">
            <text:p>0</text:p>
          </table:table-cell>
          <table:table-cell office:value-type="float" office:value="1222">
            <text:p>1222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K-ML-D5-KT20</text:p>
          </table:table-cell>
          <table:table-cell office:value-type="string">
            <text:p>kg/h</text:p>
          </table:table-cell>
          <table:table-cell table:number-columns-repeated="2" office:value-type="float" office:value="78">
            <text:p>78</text:p>
          </table:table-cell>
          <table:table-cell table:number-columns-repeated="2" office:value-type="float" office:value="90">
            <text:p>90</text:p>
          </table:table-cell>
          <table:table-cell table:number-columns-repeated="2" office:value-type="float" office:value="75">
            <text:p>75</text:p>
          </table:table-cell>
          <table:table-cell office:value-type="float" office:value="78">
            <text:p>78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K-ML-KV3-F</text:p>
          </table:table-cell>
          <table:table-cell office:value-type="string">
            <text:p>kg/h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500">
            <text:p>1500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K-ML-T60</text:p>
          </table:table-cell>
          <table:table-cell office:value-type="string">
            <text:p>kg/h</text:p>
          </table:table-cell>
          <table:table-cell table:number-columns-repeated="2" office:value-type="float" office:value="1300">
            <text:p>13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50">
            <text:p>750</text:p>
          </table:table-cell>
          <table:table-cell office:value-type="float" office:value="1300">
            <text:p>1300</text:p>
          </table:table-cell>
          <table:table-cell table:number-columns-repeated="1015"/>
        </table:table-row>
        <table:table-row table:style-name="ro1">
          <table:table-cell office:value-type="string">
            <text:p>ZSK</text:p>
          </table:table-cell>
          <table:table-cell table:number-columns-repeated="1023"/>
        </table:table-row>
        <table:table-row table:style-name="ro1">
          <table:table-cell office:value-type="string">
            <text:p>- Schwingung</text:p>
          </table:table-cell>
          <table:table-cell office:value-type="string">
            <text:p>mm/s</text:p>
          </table:table-cell>
          <table:table-cell office:value-type="string">
            <text:p>1.8 – 1.9 lansam ansteigend</text:p>
          </table:table-cell>
          <table:table-cell table:number-columns-repeated="1021"/>
        </table:table-row>
        <table:table-row table:style-name="ro1">
          <table:table-cell office:value-type="string">
            <text:p>- Energieverbrauch</text:p>
          </table:table-cell>
          <table:table-cell office:value-type="string">
            <text:p>kWh/h</text:p>
          </table:table-cell>
          <table:table-cell table:number-columns-repeated="2" office:value-type="float" office:value="421">
            <text:p>421</text:p>
          </table:table-cell>
          <table:table-cell table:number-columns-repeated="2" office:value-type="float" office:value="540">
            <text:p>540</text:p>
          </table:table-cell>
          <table:table-cell table:number-columns-repeated="2" office:value-type="float" office:value="405">
            <text:p>405</text:p>
          </table:table-cell>
          <table:table-cell office:value-type="float" office:value="421">
            <text:p>421</text:p>
          </table:table-cell>
          <table:table-cell table:number-columns-repeated="1015"/>
        </table:table-row>
        <table:table-row table:style-name="ro1">
          <table:table-cell office:value-type="string">
            <text:p>- Drehmoment</text:p>
          </table:table-cell>
          <table:table-cell office:value-type="string">
            <text:p>%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float" office:value="50">
            <text:p>50</text:p>
          </table:table-cell>
          <table:table-cell office:value-type="float" office:value="40">
            <text:p>40</text:p>
          </table:table-cell>
          <table:table-cell table:number-columns-repeated="1015"/>
        </table:table-row>
        <table:table-row table:style-name="ro1">
          <table:table-cell office:value-type="string">
            <text:p>- Schneckendrehzahl</text:p>
          </table:table-cell>
          <table:table-cell office:value-type="string">
            <text:p>rpm</text:p>
          </table:table-cell>
          <table:table-cell table:number-columns-repeated="7" office:value-type="float" office:value="600">
            <text:p>600</text:p>
          </table:table-cell>
          <table:table-cell table:number-columns-repeated="1015"/>
        </table:table-row>
        <table:table-row table:style-name="ro1">
          <table:table-cell office:value-type="string">
            <text:p>- Temperatur</text:p>
          </table:table-cell>
          <table:table-cell office:value-type="string">
            <text:p>°C</text:p>
          </table:table-cell>
          <table:table-cell table:number-columns-repeated="2" office:value-type="float" office:value="260">
            <text:p>260</text:p>
          </table:table-cell>
          <table:table-cell table:number-columns-repeated="2" office:value-type="float" office:value="250">
            <text:p>250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60">
            <text:p>260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ZSB</text:p>
          </table:table-cell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3" office:value-type="string">
            <text:p>ZS-EG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ASC</text:p>
          </table:table-cell>
          <table:table-cell table:number-columns-repeated="1023"/>
        </table:table-row>
        <table:table-row table:style-name="ro1">
          <table:table-cell office:value-type="string">
            <text:p>SP500</text:p>
          </table:table-cell>
          <table:table-cell table:number-columns-repeated="1023"/>
        </table:table-row>
        <table:table-row table:style-name="ro1">
          <table:table-cell office:value-type="string">
            <text:p>Feed Pressure</text:p>
          </table:table-cell>
          <table:table-cell office:value-type="string">
            <text:p>mBar</text:p>
          </table:table-cell>
          <table:table-cell office:value-type="string">
            <text:p>500 +- 0,5</text:p>
          </table:table-cell>
          <table:table-cell table:number-columns-repeated="1021"/>
        </table:table-row>
        <table:table-row table:style-name="ro1">
          <table:table-cell office:value-type="string">
            <text:p>ZVB</text:p>
          </table:table-cell>
          <table:table-cell office:value-type="string">
            <text:p>rpm</text:p>
          </table:table-cell>
          <table:table-cell table:number-columns-repeated="7" office:value-type="string">
            <text:p>20-25</text:p>
          </table:table-cell>
          <table:table-cell table:number-columns-repeated="1015"/>
        </table:table-row>
        <table:table-row table:style-name="ro1">
          <table:table-cell office:value-type="string">
            <text:p>Screener</text:p>
          </table:table-cell>
          <table:table-cell table:number-columns-repeated="1023"/>
        </table:table-row>
        <table:table-row table:style-name="ro1">
          <table:table-cell office:value-type="string">
            <text:p>BXC</text:p>
          </table:table-cell>
          <table:table-cell table:number-columns-repeated="1023"/>
        </table:table-row>
        <table:table-row table:style-name="ro1">
          <table:table-cell office:value-type="string">
            <text:p>WZK</text:p>
          </table:table-cell>
          <table:table-cell office:value-type="string">
            <text:p>Stellung (1 oder -1)</text:p>
          </table:table-cell>
          <table:table-cell table:number-columns-repeated="7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string">
            <text:p>IBP250</text:p>
          </table:table-cell>
          <table:table-cell office:value-type="string">
            <text:p>bags/h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200 – 250 (15 – 17 Uhr)</text:p>
          </table:table-cell>
          <table:table-cell office:value-type="string">
            <text:p>200 – 250 (14 – 16 Uhr)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WET</text:p>
          </table:table-cell>
          <table:table-cell office:value-type="string">
            <text:p>Stellung (1 oder -1)</text:p>
          </table:table-cell>
          <table:table-cell table:number-columns-repeated="2" office:value-type="float" office:value="-1">
            <text:p>-1</text:p>
          </table:table-cell>
          <table:table-cell table:number-columns-repeated="4"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dobe Arabic" svg:font-family="'Adobe Arabic'" style:font-pitch="variable"/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27.09.2016</text:date>, <text:time>16:21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7:07:22</meta:creation-date>
    <dc:date>2016-09-27T16:21:44</dc:date>
    <meta:editing-duration>PT37M39S</meta:editing-duration>
    <meta:editing-cycles>3</meta:editing-cycles>
    <meta:generator>OpenOffice/4.1.2$Unix OpenOffice.org_project/412m3$Build-9782</meta:generator>
    <meta:document-statistic meta:table-count="3" meta:cell-count="226" meta:object-count="0"/>
  </office:meta>
</office:document-meta>
</file>